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10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06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02-0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3-02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10-0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121" calcext:value-type="float">
            <text:p>24.92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4353548387" calcext:value-type="float">
            <text:p>25.249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81569032258" calcext:value-type="float">
            <text:p>25.4181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2928516129" calcext:value-type="float">
            <text:p>25.372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9979354839" calcext:value-type="float">
            <text:p>24.981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03944" calcext:value-type="float">
            <text:p>25.05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0957419355" calcext:value-type="float">
            <text:p>25.322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4263" calcext:value-type="float">
            <text:p>24.964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0656" calcext:value-type="float">
            <text:p>24.73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09790967742" calcext:value-type="float">
            <text:p>25.580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0032" calcext:value-type="float">
            <text:p>25.5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82245" calcext:value-type="float">
            <text:p>25.4182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1840516129" calcext:value-type="float">
            <text:p>25.811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77744516129" calcext:value-type="float">
            <text:p>25.897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37837419355" calcext:value-type="float">
            <text:p>25.873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13548387097" calcext:value-type="float">
            <text:p>25.71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94136" calcext:value-type="float">
            <text:p>25.2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79445714286" calcext:value-type="float">
            <text:p>25.1379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4465714286" calcext:value-type="float">
            <text:p>24.9634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5450322581" calcext:value-type="float">
            <text:p>25.389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259975" calcext:value-type="float">
            <text:p>25.3725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5184" calcext:value-type="float">
            <text:p>25.28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42712258065" calcext:value-type="float">
            <text:p>24.784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1" calcext:value-type="float">
            <text:p>24.6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876975" calcext:value-type="float">
            <text:p>25.208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39277419355" calcext:value-type="float">
            <text:p>26.26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50168" calcext:value-type="float">
            <text:p>26.5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5050322581" calcext:value-type="float">
            <text:p>26.593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69181935484" calcext:value-type="float">
            <text:p>26.076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63798709677" calcext:value-type="float">
            <text:p>26.3663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36362857143" calcext:value-type="float">
            <text:p>26.2636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2606451613" calcext:value-type="float">
            <text:p>26.420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83925" calcext:value-type="float">
            <text:p>26.5268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67264" calcext:value-type="float">
            <text:p>26.43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1047483871" calcext:value-type="float">
            <text:p>26.251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6392" calcext:value-type="float">
            <text:p>25.84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4141" calcext:value-type="float">
            <text:p>26.274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18632258065" calcext:value-type="float">
            <text:p>26.091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0664" calcext:value-type="float">
            <text:p>25.72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4867096774" calcext:value-type="float">
            <text:p>25.3284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79610322581" calcext:value-type="float">
            <text:p>24.907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2712258065" calcext:value-type="float">
            <text:p>25.165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8662068965" calcext:value-type="float">
            <text:p>25.0608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05628387097" calcext:value-type="float">
            <text:p>25.4705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0915" calcext:value-type="float">
            <text:p>25.497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746" calcext:value-type="float">
            <text:p>25.39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3140645161" calcext:value-type="float">
            <text:p>25.1393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8288" calcext:value-type="float">
            <text:p>24.89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2845" calcext:value-type="float">
            <text:p>24.755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90361290323" calcext:value-type="float">
            <text:p>25.349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2136" calcext:value-type="float">
            <text:p>25.28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6939354839" calcext:value-type="float">
            <text:p>24.8356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85922580645" calcext:value-type="float">
            <text:p>24.378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51458064516" calcext:value-type="float">
            <text:p>23.96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91305714286" calcext:value-type="float">
            <text:p>23.9591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3708" calcext:value-type="float">
            <text:p>24.33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84032" calcext:value-type="float">
            <text:p>24.96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4972903226" calcext:value-type="float">
            <text:p>24.454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0488" calcext:value-type="float">
            <text:p>24.3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329925" calcext:value-type="float">
            <text:p>24.8732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65682580645" calcext:value-type="float">
            <text:p>24.186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08848" calcext:value-type="float">
            <text:p>23.69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1943225806" calcext:value-type="float">
            <text:p>22.4851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95736" calcext:value-type="float">
            <text:p>22.6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781" calcext:value-type="float">
            <text:p>24.155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42282857143" calcext:value-type="float">
            <text:p>24.9042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535075" calcext:value-type="float">
            <text:p>25.285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42931612903" calcext:value-type="float">
            <text:p>25.5742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53574193548" calcext:value-type="float">
            <text:p>25.53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08523870968" calcext:value-type="float">
            <text:p>25.230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172" calcext:value-type="float">
            <text:p>24.49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43876129032" calcext:value-type="float">
            <text:p>24.314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1007" calcext:value-type="float">
            <text:p>24.821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0876" calcext:value-type="float">
            <text:p>25.5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3096516129" calcext:value-type="float">
            <text:p>25.193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1816774193" calcext:value-type="float">
            <text:p>25.10018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700125" calcext:value-type="float">
            <text:p>25.537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82134285714" calcext:value-type="float">
            <text:p>26.4182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33607741935" calcext:value-type="float">
            <text:p>26.3733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02492903226" calcext:value-type="float">
            <text:p>26.280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00818064516" calcext:value-type="float">
            <text:p>26.1200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01228387097" calcext:value-type="float">
            <text:p>25.760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4488" calcext:value-type="float">
            <text:p>25.53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32578064516" calcext:value-type="float">
            <text:p>25.6232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75698064516" calcext:value-type="float">
            <text:p>27.3575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08193548387" calcext:value-type="float">
            <text:p>27.940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6216" calcext:value-type="float">
            <text:p>27.7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13401290323" calcext:value-type="float">
            <text:p>27.781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87352" calcext:value-type="float">
            <text:p>27.87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48425" calcext:value-type="float">
            <text:p>27.877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043825" calcext:value-type="float">
            <text:p>27.8904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1883870968" calcext:value-type="float">
            <text:p>27.919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406025" calcext:value-type="float">
            <text:p>27.914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26934193548" calcext:value-type="float">
            <text:p>27.842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326825" calcext:value-type="float">
            <text:p>27.6732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279575" calcext:value-type="float">
            <text:p>27.7027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5406451613" calcext:value-type="float">
            <text:p>27.517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01025" calcext:value-type="float">
            <text:p>27.1330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2735483871" calcext:value-type="float">
            <text:p>26.8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25755" calcext:value-type="float">
            <text:p>26.702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8964137931" calcext:value-type="float">
            <text:p>26.658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6255" calcext:value-type="float">
            <text:p>27.102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38475" calcext:value-type="float">
            <text:p>27.081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9099354839" calcext:value-type="float">
            <text:p>26.9449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1485" calcext:value-type="float">
            <text:p>26.715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38810322581" calcext:value-type="float">
            <text:p>26.553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6343" calcext:value-type="float">
            <text:p>26.366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078225" calcext:value-type="float">
            <text:p>26.070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7636129032" calcext:value-type="float">
            <text:p>25.798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4833" calcext:value-type="float">
            <text:p>25.714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51550967742" calcext:value-type="float">
            <text:p>25.4651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99775" calcext:value-type="float">
            <text:p>25.1279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58190344828" calcext:value-type="float">
            <text:p>25.19581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37725" calcext:value-type="float">
            <text:p>26.37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7244" calcext:value-type="float">
            <text:p>26.71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589925" calcext:value-type="float">
            <text:p>26.6258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38753548387" calcext:value-type="float">
            <text:p>26.483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691825" calcext:value-type="float">
            <text:p>26.396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6699" calcext:value-type="float">
            <text:p>26.166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73584516129" calcext:value-type="float">
            <text:p>25.617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618275" calcext:value-type="float">
            <text:p>25.846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93651612903" calcext:value-type="float">
            <text:p>25.769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1079" calcext:value-type="float">
            <text:p>26.92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7804137931" calcext:value-type="float">
            <text:p>26.8837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73555" calcext:value-type="float">
            <text:p>26.847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145125" calcext:value-type="float">
            <text:p>26.8514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53901935484" calcext:value-type="float">
            <text:p>26.8053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00965" calcext:value-type="float">
            <text:p>26.6800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83292903226" calcext:value-type="float">
            <text:p>26.158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888825" calcext:value-type="float">
            <text:p>26.9188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3383225806" calcext:value-type="float">
            <text:p>27.0663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74295" calcext:value-type="float">
            <text:p>26.677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06369032258" calcext:value-type="float">
            <text:p>26.210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0811" calcext:value-type="float">
            <text:p>26.30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9928" calcext:value-type="float">
            <text:p>27.22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46645" calcext:value-type="float">
            <text:p>27.414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24075" calcext:value-type="float">
            <text:p>27.453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67310967742" calcext:value-type="float">
            <text:p>27.4067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562575" calcext:value-type="float">
            <text:p>27.485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34745806452" calcext:value-type="float">
            <text:p>27.603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400775" calcext:value-type="float">
            <text:p>27.494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5157" calcext:value-type="float">
            <text:p>27.545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34864516129" calcext:value-type="float">
            <text:p>27.40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615475" calcext:value-type="float">
            <text:p>27.146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0063483871" calcext:value-type="float">
            <text:p>26.760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22325" calcext:value-type="float">
            <text:p>26.551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0871724138" calcext:value-type="float">
            <text:p>26.47408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3325" calcext:value-type="float">
            <text:p>26.663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05815" calcext:value-type="float">
            <text:p>26.7505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4193548387" calcext:value-type="float">
            <text:p>26.64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131225" calcext:value-type="float">
            <text:p>26.5013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85950967742" calcext:value-type="float">
            <text:p>26.3185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083" calcext:value-type="float">
            <text:p>25.810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5703225806" calcext:value-type="float">
            <text:p>25.493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4471" calcext:value-type="float">
            <text:p>25.104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1667096774" calcext:value-type="float">
            <text:p>24.673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881775" calcext:value-type="float">
            <text:p>24.068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3313103448" calcext:value-type="float">
            <text:p>23.7503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07725" calcext:value-type="float">
            <text:p>24.240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14775" calcext:value-type="float">
            <text:p>24.804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53238709678" calcext:value-type="float">
            <text:p>24.775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82172631579" calcext:value-type="float">
            <text:p>24.55821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0774193548" calcext:value-type="float">
            <text:p>24.057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026175" calcext:value-type="float">
            <text:p>23.430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19325" calcext:value-type="float">
            <text:p>23.08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6528516129" calcext:value-type="float">
            <text:p>23.696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814" calcext:value-type="float">
            <text:p>23.21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51891612903" calcext:value-type="float">
            <text:p>22.075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87815" calcext:value-type="float">
            <text:p>23.778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9608275862" calcext:value-type="float">
            <text:p>24.5829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238825" calcext:value-type="float">
            <text:p>24.4423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295975" calcext:value-type="float">
            <text:p>24.442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9431483871" calcext:value-type="float">
            <text:p>23.989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082725" calcext:value-type="float">
            <text:p>22.620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2353548387" calcext:value-type="float">
            <text:p>24.0302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6644" calcext:value-type="float">
            <text:p>25.72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2225" calcext:value-type="float">
            <text:p>25.783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37483870968" calcext:value-type="float">
            <text:p>26.303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29675" calcext:value-type="float">
            <text:p>25.996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1496774194" calcext:value-type="float">
            <text:p>25.60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523675" calcext:value-type="float">
            <text:p>25.1352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1416" calcext:value-type="float">
            <text:p>25.4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70275" calcext:value-type="float">
            <text:p>25.747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3779" calcext:value-type="float">
            <text:p>25.663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95447741935" calcext:value-type="float">
            <text:p>25.5595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193925" calcext:value-type="float">
            <text:p>25.421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48144516129" calcext:value-type="float">
            <text:p>25.074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01785" calcext:value-type="float">
            <text:p>25.050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505875" calcext:value-type="float">
            <text:p>25.2350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07081290323" calcext:value-type="float">
            <text:p>25.010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5738" calcext:value-type="float">
            <text:p>25.335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6839483871" calcext:value-type="float">
            <text:p>24.5868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21915" calcext:value-type="float">
            <text:p>24.392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24162758621" calcext:value-type="float">
            <text:p>26.7424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3725" calcext:value-type="float">
            <text:p>26.98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07605" calcext:value-type="float">
            <text:p>27.420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90268387097" calcext:value-type="float">
            <text:p>27.6590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241725" calcext:value-type="float">
            <text:p>27.722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013375" calcext:value-type="float">
            <text:p>27.7401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4133" calcext:value-type="float">
            <text:p>27.734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55775" calcext:value-type="float">
            <text:p>27.7035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03282580645" calcext:value-type="float">
            <text:p>27.6003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14135" calcext:value-type="float">
            <text:p>27.311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83801290323" calcext:value-type="float">
            <text:p>26.9583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65785" calcext:value-type="float">
            <text:p>26.7265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68954482759" calcext:value-type="float">
            <text:p>27.3968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961875" calcext:value-type="float">
            <text:p>27.429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0015" calcext:value-type="float">
            <text:p>27.444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4047483871" calcext:value-type="float">
            <text:p>27.394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6077" calcext:value-type="float">
            <text:p>27.286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53548387097" calcext:value-type="float">
            <text:p>27.23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53125" calcext:value-type="float">
            <text:p>27.26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5226" calcext:value-type="float">
            <text:p>27.33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6812903226" calcext:value-type="float">
            <text:p>27.45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655325" calcext:value-type="float">
            <text:p>27.286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90624516129" calcext:value-type="float">
            <text:p>27.059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7205" calcext:value-type="float">
            <text:p>27.16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9153103448" calcext:value-type="float">
            <text:p>27.2799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219" calcext:value-type="float">
            <text:p>27.279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245875" calcext:value-type="float">
            <text:p>27.2924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9089032258" calcext:value-type="float">
            <text:p>27.243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75885" calcext:value-type="float">
            <text:p>27.1875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7121" calcext:value-type="float">
            <text:p>27.257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408175" calcext:value-type="float">
            <text:p>27.324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363" calcext:value-type="float">
            <text:p>27.288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34521290323" calcext:value-type="float">
            <text:p>27.153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92425806452" calcext:value-type="float">
            <text:p>26.509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0465" calcext:value-type="float">
            <text:p>26.58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54968" calcext:value-type="float">
            <text:p>26.5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455575" calcext:value-type="float">
            <text:p>26.5445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88345" calcext:value-type="float">
            <text:p>26.488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0490322581" calcext:value-type="float">
            <text:p>26.37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516625" calcext:value-type="float">
            <text:p>26.0951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34185806452" calcext:value-type="float">
            <text:p>26.3934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71915" calcext:value-type="float">
            <text:p>26.297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11845" calcext:value-type="float">
            <text:p>26.241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28521290323" calcext:value-type="float">
            <text:p>26.162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6575" calcext:value-type="float">
            <text:p>25.834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37091612903" calcext:value-type="float">
            <text:p>25.4737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743875" calcext:value-type="float">
            <text:p>25.2274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00102068966" calcext:value-type="float">
            <text:p>25.07001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4095" calcext:value-type="float">
            <text:p>25.144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9513" calcext:value-type="float">
            <text:p>25.059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77241290323" calcext:value-type="float">
            <text:p>24.7577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384975" calcext:value-type="float">
            <text:p>23.9438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9863225806" calcext:value-type="float">
            <text:p>25.011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351725" calcext:value-type="float">
            <text:p>25.093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9525" calcext:value-type="float">
            <text:p>24.9174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6090322581" calcext:value-type="float">
            <text:p>24.377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8566" calcext:value-type="float">
            <text:p>23.57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71089032258" calcext:value-type="float">
            <text:p>22.367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5783225807" calcext:value-type="float">
            <text:p>20.9855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60136" calcext:value-type="float">
            <text:p>22.15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1185" calcext:value-type="float">
            <text:p>24.721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41950967742" calcext:value-type="float">
            <text:p>25.404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4071" calcext:value-type="float">
            <text:p>25.714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5415483871" calcext:value-type="float">
            <text:p>25.385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2422" calcext:value-type="float">
            <text:p>24.712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078" calcext:value-type="float">
            <text:p>25.29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4575" calcext:value-type="float">
            <text:p>25.1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874225" calcext:value-type="float">
            <text:p>24.9887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17661935484" calcext:value-type="float">
            <text:p>25.241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38005" calcext:value-type="float">
            <text:p>25.073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1511724138" calcext:value-type="float">
            <text:p>25.08115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897275" calcext:value-type="float">
            <text:p>25.308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79254193548" calcext:value-type="float">
            <text:p>25.507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11632" calcext:value-type="float">
            <text:p>25.46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7076129032" calcext:value-type="float">
            <text:p>24.969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36185" calcext:value-type="float">
            <text:p>25.9036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78841290323" calcext:value-type="float">
            <text:p>26.037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9442580645" calcext:value-type="float">
            <text:p>25.670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5164137931" calcext:value-type="float">
            <text:p>25.9145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3326451613" calcext:value-type="float">
            <text:p>25.853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55323636364" calcext:value-type="float">
            <text:p>25.74553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87576" calcext:value-type="float">
            <text:p>25.56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46921290323" calcext:value-type="float">
            <text:p>25.644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20836129032" calcext:value-type="float">
            <text:p>25.6920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8299354839" calcext:value-type="float">
            <text:p>25.5428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362875" calcext:value-type="float">
            <text:p>25.223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25767741936" calcext:value-type="float">
            <text:p>24.672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981" calcext:value-type="float">
            <text:p>24.612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89424" calcext:value-type="float">
            <text:p>24.60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86030967742" calcext:value-type="float">
            <text:p>24.858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07575" calcext:value-type="float">
            <text:p>24.9900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85687741935" calcext:value-type="float">
            <text:p>24.6085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6731" calcext:value-type="float">
            <text:p>24.136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09375" calcext:value-type="float">
            <text:p>25.515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5085" calcext:value-type="float">
            <text:p>25.44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22516129032" calcext:value-type="float">
            <text:p>25.512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925" calcext:value-type="float">
            <text:p>25.3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51156129032" calcext:value-type="float">
            <text:p>24.8051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5113" calcext:value-type="float">
            <text:p>24.145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4422068965" calcext:value-type="float">
            <text:p>24.33544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089275" calcext:value-type="float">
            <text:p>25.430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50625" calcext:value-type="float">
            <text:p>26.1485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1153548387" calcext:value-type="float">
            <text:p>26.118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404575" calcext:value-type="float">
            <text:p>26.274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55762580645" calcext:value-type="float">
            <text:p>26.155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0387096774" calcext:value-type="float">
            <text:p>25.935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20258064516" calcext:value-type="float">
            <text:p>25.67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74802580645" calcext:value-type="float">
            <text:p>25.387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6335" calcext:value-type="float">
            <text:p>24.880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63716129032" calcext:value-type="float">
            <text:p>24.18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059" calcext:value-type="float">
            <text:p>24.094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02954482759" calcext:value-type="float">
            <text:p>24.1202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4465" calcext:value-type="float">
            <text:p>24.527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9505" calcext:value-type="float">
            <text:p>25.130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98227096774" calcext:value-type="float">
            <text:p>25.349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25385" calcext:value-type="float">
            <text:p>24.882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93945806452" calcext:value-type="float">
            <text:p>25.439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8705" calcext:value-type="float">
            <text:p>25.633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5694" calcext:value-type="float">
            <text:p>25.745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37494193548" calcext:value-type="float">
            <text:p>25.623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88575" calcext:value-type="float">
            <text:p>25.3748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82676129032" calcext:value-type="float">
            <text:p>24.878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1725" calcext:value-type="float">
            <text:p>25.002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15624" calcext:value-type="float">
            <text:p>25.25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452475" calcext:value-type="float">
            <text:p>25.5345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55925" calcext:value-type="float">
            <text:p>25.429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49357419355" calcext:value-type="float">
            <text:p>25.184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45894193548" calcext:value-type="float">
            <text:p>24.724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2496516129" calcext:value-type="float">
            <text:p>24.2024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965" calcext:value-type="float">
            <text:p>23.72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77" calcext:value-type="float">
            <text:p>24.06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45494193548" calcext:value-type="float">
            <text:p>24.4045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33825" calcext:value-type="float">
            <text:p>24.804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30021818182" calcext:value-type="float">
            <text:p>24.4130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112125" calcext:value-type="float">
            <text:p>24.211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78645517241" calcext:value-type="float">
            <text:p>25.9278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76925" calcext:value-type="float">
            <text:p>27.25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8888516129" calcext:value-type="float">
            <text:p>27.338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731525" calcext:value-type="float">
            <text:p>27.2873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03636129032" calcext:value-type="float">
            <text:p>27.170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557075" calcext:value-type="float">
            <text:p>27.045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18335" calcext:value-type="float">
            <text:p>26.861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15847741936" calcext:value-type="float">
            <text:p>26.6415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47175" calcext:value-type="float">
            <text:p>26.314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2500645161" calcext:value-type="float">
            <text:p>25.770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83685" calcext:value-type="float">
            <text:p>25.808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1915862069" calcext:value-type="float">
            <text:p>26.101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749725" calcext:value-type="float">
            <text:p>26.4574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095875" calcext:value-type="float">
            <text:p>26.7209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71100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70863448276" calcext:value-type="float">
            <text:p>26.71708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96" meta:object-count="0"/>
    <meta:user-defined meta:name="AppVersion">3.0</meta:user-defined>
  </office:meta>
</office:document-meta>
</file>